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D867C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d2d2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ebe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0eab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baca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fill-gradient-name="Gradient_20_1" draw:fill-hatch-name="Black_20_0_20_Degrees" draw:fill-hatch-solid="true" draw:fill-image-name="Empty" draw:opacity="60%" draw:textarea-horizontal-align="center" draw:textarea-vertical-align="middle" draw:shadow-opacity="6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2.2cm" svg:y="15.6cm">
          <text:p text:style-name="P1">L1: Physical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2cm" svg:height="2.4cm" svg:x="2.2cm" svg:y="13.4cm">
          <text:p text:style-name="P1">L2: DataLin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4cm" svg:x="2.2cm" svg:y="11.2cm">
          <text:p text:style-name="P1">L3: 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cm" svg:height="2.4cm" svg:x="2.2cm" svg:y="9cm">
          <text:p text:style-name="P1">L4: Transport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2cm" svg:height="2.4cm" svg:x="2.2cm" svg:y="6.2cm">
          <text:p text:style-name="P1">L5: Sess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2cm" svg:height="2.4cm" svg:x="2.2cm" svg:y="3.4cm">
          <text:p text:style-name="P1">L6: Present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6.2cm" svg:height="2.4cm" svg:x="2.2cm" svg:y="1.2cm">
          <text:p text:style-name="P1">L7: 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8" draw:text-style-name="P2" draw:layer="layout" svg:width="6.6cm" svg:height="5cm" svg:x="2cm" svg:y="1cm">
          <text:p/>
        </draw:rect>
        <draw:rect draw:style-name="gr8" draw:text-style-name="P2" draw:layer="layout" svg:width="6.6cm" svg:height="9.4cm" svg:x="2cm" svg:y="8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867C3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22T10:33:53</meta:creation-date>
    <dc:date>2007-03-06T13:31:34</dc:date>
    <dc:language>de-DE</dc:language>
    <meta:editing-cycles>7</meta:editing-cycles>
    <meta:editing-duration>PT37M1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